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3.9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013cm"/>
    </style:style>
    <style:style style:name="gr5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0.695cm" fo:min-width="5.873cm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1.342cm" fo:min-width="0.055cm"/>
    </style:style>
    <style:style style:name="gr8" style:family="graphic" style:parent-style-name="standard">
      <style:graphic-properties draw:textarea-horizontal-align="justify" draw:textarea-vertical-align="middle" draw:auto-grow-height="false" fo:min-height="7.289cm" fo:min-width="0.194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7.139cm" fo:min-width="3.079cm" fo:padding-top="0.177cm" fo:padding-bottom="0.177cm" fo:padding-left="0.302cm" fo:padding-right="0.302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774cm" fo:min-width="0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77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3.914cm" fo:min-width="0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097cm" fo:min-width="0cm"/>
    </style:style>
    <style:style style:name="gr17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306cm" fo:min-width="1.809cm" fo:padding-top="0.177cm" fo:padding-bottom="0.177cm" fo:padding-left="0.302cm" fo:padding-right="0.302cm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.421cm" fo:min-width="0cm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422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2.929cm" fo:min-width="0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74cm" svg:height="0.962cm" svg:x="6.629cm" svg:y="1.762cm">
          <draw:text-box>
            <text:p>Front (F)</text:p>
          </draw:text-box>
        </draw:frame>
        <draw:frame draw:style-name="gr2" draw:text-style-name="P1" draw:layer="layout" svg:width="4.486cm" svg:height="1.143cm" svg:x="6.084cm" svg:y="14.208cm">
          <draw:text-box>
            <text:p>Rear/Back (B)</text:p>
          </draw:text-box>
        </draw:frame>
        <draw:frame draw:style-name="gr3" draw:text-style-name="P1" draw:layer="layout" svg:width="3.038cm" svg:height="0.962cm" svg:x="11.595cm" svg:y="7.948cm">
          <draw:text-box>
            <text:p>Right (R)</text:p>
          </draw:text-box>
        </draw:frame>
        <draw:frame draw:style-name="gr4" draw:text-style-name="P1" draw:layer="layout" svg:width="2.513cm" svg:height="1.016cm" svg:x="2.17cm" svg:y="7.921cm">
          <draw:text-box>
            <text:p>Left (L)</text:p>
          </draw:text-box>
        </draw:frame>
        <draw:g>
          <draw:g>
            <draw:custom-shape draw:style-name="gr5" draw:text-style-name="P2" draw:layer="layout" svg:width="6.477cm" svg:height="11.049cm" svg:x="4.683cm" svg:y="2.905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6" draw:text-style-name="P2" draw:layer="layout" svg:x1="5.441cm" svg:y1="5.292cm" svg:x2="10.16cm" svg:y2="5.292cm">
                  <text:p/>
                </draw:line>
                <draw:custom-shape draw:style-name="gr7" draw:text-style-name="P3" draw:layer="layout" svg:width="0.555cm" svg:height="1.592cm" svg:x="5.441cm" svg:y="4.49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7" draw:text-style-name="P3" draw:layer="layout" svg:width="0.555cm" svg:height="1.592cm" svg:x="9.812cm" svg:y="4.49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line draw:style-name="gr6" draw:text-style-name="P2" draw:layer="layout" svg:x1="5.441cm" svg:y1="11.847cm" svg:x2="10.16cm" svg:y2="11.847cm">
                  <text:p/>
                </draw:line>
                <draw:custom-shape draw:style-name="gr7" draw:text-style-name="P3" draw:layer="layout" svg:width="0.555cm" svg:height="1.592cm" svg:x="5.441cm" svg:y="11.05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7" draw:text-style-name="P3" draw:layer="layout" svg:width="0.555cm" svg:height="1.592cm" svg:x="9.812cm" svg:y="11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8" draw:text-style-name="P4" draw:layer="layout" svg:width="1.388cm" svg:height="8.614cm" svg:x="7.21cm" svg:y="3.26cm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9" draw:text-style-name="P5" draw:layer="layout" svg:width="0.762cm" svg:height="0.762cm" svg:x="7.54cm" svg:y="8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2" draw:layer="layout" svg:x1="7.858cm" svg:y1="8.439cm" svg:x2="7.858cm" svg:y2="6.153cm">
            <text:p/>
          </draw:line>
          <draw:line draw:style-name="gr10" draw:text-style-name="P2" draw:layer="layout" svg:x1="7.858cm" svg:y1="8.439cm" svg:x2="5.572cm" svg:y2="8.439cm">
            <text:p/>
          </draw:line>
          <draw:frame draw:style-name="gr11" draw:text-style-name="P1" draw:layer="layout" svg:width="0.82cm" svg:height="0.962cm" svg:x="8.054cm" svg:y="5.826cm">
            <draw:text-box>
              <text:p>x</text:p>
            </draw:text-box>
          </draw:frame>
          <draw:frame draw:style-name="gr11" draw:text-style-name="P1" draw:layer="layout" svg:width="0.82cm" svg:height="0.962cm" svg:x="5.572cm" svg:y="7.296cm">
            <draw:text-box>
              <text:p>y</text:p>
            </draw:text-box>
          </draw:frame>
        </draw:g>
      </draw:page>
      <draw:page draw:name="page2" draw:style-name="dp1" draw:master-page-name="Default">
        <draw:line draw:style-name="gr10" draw:text-style-name="P2" draw:layer="layout" svg:x1="2.389cm" svg:y1="6.845cm" svg:x2="16.867cm" svg:y2="6.845cm">
          <text:p/>
        </draw:line>
        <draw:custom-shape draw:style-name="gr12" draw:text-style-name="P2" draw:layer="layout" svg:width="3.683cm" svg:height="7.493cm" svg:x="3.786cm" svg:y="3.289cm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5.617cm" svg:y1="3.426cm" svg:x2="5.617cm" svg:y2="6.109cm">
            <text:p/>
          </draw:line>
          <draw:custom-shape draw:style-name="gr13" draw:text-style-name="P3" draw:layer="layout" svg:width="0.316cm" svg:height="1.024cm" draw:transform="rotate (-1.5707963267949) translate (6.128cm 3.42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316cm" svg:height="1.024cm" draw:transform="rotate (-1.5707963267949) translate (6.13cm 5.912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2" draw:layer="layout" svg:x1="5.618cm" svg:y1="10.444cm" svg:x2="5.618cm" svg:y2="7.761cm">
            <text:p/>
          </draw:line>
          <draw:custom-shape draw:style-name="gr14" draw:text-style-name="P3" draw:layer="layout" svg:width="0.316cm" svg:height="1.025cm" draw:transform="rotate (1.5707963267949) translate (5.105cm 10.44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316cm" svg:height="1.025cm" draw:transform="rotate (1.5707963267949) translate (5.105cm 7.95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4" draw:layer="layout" svg:width="0.789cm" svg:height="4.757cm" svg:x="4.023cm" svg:y="4.3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0.433cm" svg:height="0.491cm" svg:x="5.411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889cm" svg:y1="16.173cm" svg:x2="16.367cm" svg:y2="16.173cm">
          <text:p/>
        </draw:line>
        <draw:g>
          <draw:g>
            <draw:custom-shape draw:style-name="gr17" draw:text-style-name="P2" draw:layer="layout" svg:width="2.413cm" svg:height="4.66cm" draw:transform="rotate (-1.5707963267949) translate (6.93cm 15.03cm)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6" draw:text-style-name="P2" draw:layer="layout" svg:x1="5.923cm" svg:y1="15.312cm" svg:x2="5.923cm" svg:y2="17.07cm">
                  <text:p/>
                </draw:line>
                <draw:custom-shape draw:style-name="gr18" draw:text-style-name="P3" draw:layer="layout" svg:width="0.208cm" svg:height="0.671cm" draw:transform="rotate (-1.5707963267949) translate (6.258cm 15.31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3" draw:layer="layout" svg:width="0.206cm" svg:height="0.671cm" draw:transform="rotate (-1.5707963267949) translate (6.258cm 16.94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line draw:style-name="gr6" draw:text-style-name="P2" draw:layer="layout" svg:x1="3.159cm" svg:y1="15.312cm" svg:x2="3.159cm" svg:y2="17.07cm">
                  <text:p/>
                </draw:line>
                <draw:custom-shape draw:style-name="gr19" draw:text-style-name="P3" draw:layer="layout" svg:width="0.208cm" svg:height="0.672cm" draw:transform="rotate (-1.5707963267949) translate (3.495cm 15.31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9" draw:text-style-name="P3" draw:layer="layout" svg:width="0.206cm" svg:height="0.672cm" draw:transform="rotate (-1.5707963267949) translate (3.495cm 16.94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0" draw:text-style-name="P4" draw:layer="layout" svg:width="0.517cm" svg:height="3.632cm" draw:transform="rotate (-1.5707963267949) translate (6.78cm 15.972cm)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21" draw:text-style-name="P5" draw:layer="layout" svg:width="0.283cm" svg:height="0.321cm" draw:transform="rotate (-1.5707963267949) translate (4.761cm 16.0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1" draw:layer="layout" svg:width="7.754cm" svg:height="0.962cm" svg:x="7.469cm" svg:y="10.963cm">
          <draw:text-box>
            <text:p>Side/trasversal navigation</text:p>
          </draw:text-box>
        </draw:frame>
        <draw:g>
          <draw:g>
            <draw:custom-shape draw:style-name="gr17" draw:text-style-name="P2" draw:layer="layout" svg:width="2.413cm" svg:height="4.66cm" draw:transform="rotate (-1.5707963267949) translate (13.631cm 15.03cm)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6" draw:text-style-name="P2" draw:layer="layout" svg:x1="12.624cm" svg:y1="15.312cm" svg:x2="12.624cm" svg:y2="17.07cm">
                  <text:p/>
                </draw:line>
                <draw:custom-shape draw:style-name="gr18" draw:text-style-name="P3" draw:layer="layout" svg:width="0.208cm" svg:height="0.671cm" draw:transform="rotate (-1.5707963267949) translate (12.959cm 15.31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3" draw:layer="layout" svg:width="0.206cm" svg:height="0.671cm" draw:transform="rotate (-1.5707963267949) translate (12.959cm 16.94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line draw:style-name="gr6" draw:text-style-name="P2" draw:layer="layout" svg:x1="9.86cm" svg:y1="15.312cm" svg:x2="9.86cm" svg:y2="17.07cm">
                  <text:p/>
                </draw:line>
                <draw:custom-shape draw:style-name="gr19" draw:text-style-name="P3" draw:layer="layout" svg:width="0.208cm" svg:height="0.672cm" draw:transform="rotate (-1.5707963267949) translate (10.196cm 15.312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9" draw:text-style-name="P3" draw:layer="layout" svg:width="0.206cm" svg:height="0.672cm" draw:transform="rotate (-1.5707963267949) translate (10.196cm 16.94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0" draw:text-style-name="P4" draw:layer="layout" svg:width="0.517cm" svg:height="3.632cm" draw:transform="rotate (-1.5707963267949) translate (13.481cm 15.972cm)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21" draw:text-style-name="P5" draw:layer="layout" svg:width="0.283cm" svg:height="0.321cm" draw:transform="rotate (-1.5707963267949) translate (11.462cm 16.0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" draw:layer="layout" svg:width="6.971cm" svg:height="0.962cm" svg:x="5.184cm" svg:y="18.459cm">
          <draw:text-box>
            <text:p>Longitudinal navigation</text:p>
          </draw:text-box>
        </draw:frame>
        <draw:custom-shape draw:style-name="gr12" draw:text-style-name="P2" draw:layer="layout" svg:width="3.683cm" svg:height="7.493cm" svg:x="9.186cm" svg:y="3.289cm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11.017cm" svg:y1="3.426cm" svg:x2="11.017cm" svg:y2="6.109cm">
            <text:p/>
          </draw:line>
          <draw:custom-shape draw:style-name="gr13" draw:text-style-name="P3" draw:layer="layout" svg:width="0.316cm" svg:height="1.024cm" draw:transform="rotate (-1.5707963267949) translate (11.528cm 3.42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316cm" svg:height="1.024cm" draw:transform="rotate (-1.5707963267949) translate (11.53cm 5.912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2" draw:layer="layout" svg:x1="11.018cm" svg:y1="10.444cm" svg:x2="11.018cm" svg:y2="7.761cm">
            <text:p/>
          </draw:line>
          <draw:custom-shape draw:style-name="gr14" draw:text-style-name="P3" draw:layer="layout" svg:width="0.316cm" svg:height="1.025cm" draw:transform="rotate (1.5707963267949) translate (10.505cm 10.44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316cm" svg:height="1.025cm" draw:transform="rotate (1.5707963267949) translate (10.505cm 7.95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4" draw:layer="layout" svg:width="0.789cm" svg:height="4.757cm" svg:x="9.423cm" svg:y="4.3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0.433cm" svg:height="0.491cm" svg:x="10.811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" draw:layer="layout" svg:width="0.95cm" svg:height="0.962cm" svg:x="5.168cm" svg:y="2.327cm">
          <draw:text-box>
            <text:p>F</text:p>
          </draw:text-box>
        </draw:frame>
        <draw:frame draw:style-name="gr24" draw:text-style-name="P1" draw:layer="layout" svg:width="0.95cm" svg:height="0.962cm" svg:x="10.568cm" svg:y="2.327cm">
          <draw:text-box>
            <text:p>F</text:p>
          </draw:text-box>
        </draw:frame>
        <draw:frame draw:style-name="gr24" draw:text-style-name="P1" draw:layer="layout" svg:width="0.95cm" svg:height="0.962cm" svg:x="6.768cm" svg:y="14.827cm">
          <draw:text-box>
            <text:p>F</text:p>
          </draw:text-box>
        </draw:frame>
        <draw:frame draw:style-name="gr24" draw:text-style-name="P1" draw:layer="layout" svg:width="0.95cm" svg:height="0.962cm" svg:x="13.468cm" svg:y="14.927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3:30:51.611000000</meta:creation-date>
    <dc:date>2018-03-19T16:57:56.906000000</dc:date>
    <meta:editing-duration>PT23M11S</meta:editing-duration>
    <meta:editing-cycles>8</meta:editing-cycles>
    <meta:generator>LibreOffice/6.0.2.1$Windows_X86_64 LibreOffice_project/f7f06a8f319e4b62f9bc5095aa112a65d2f3ac89</meta:generator>
    <meta:document-statistic meta:object-count="81"/>
  </office:meta>
</office:document-meta>
</file>